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2" draw:textarea-vertical-align="top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26cm" svg:stroke-color="#46aac4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solid" svg:stroke-width="0.071cm" svg:stroke-color="#c0504d" draw:marker-end="msArrowOpenEnd_20_5" draw:marker-end-width="0.319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solid" svg:stroke-width="0.026cm" svg:stroke-color="#4a7ebb" draw:fill="gradient" draw:fill-gradient-name="Gradient_20_2" draw:textarea-vertical-align="top" draw:auto-grow-height="false" draw:fit-to-size="false" fo:min-height="4.655cm" fo:min-width="9.66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 style:list-style-name="L4">
      <style:graphic-properties draw:stroke="solid" svg:stroke-width="0.026cm" svg:stroke-color="#4a7ebb" draw:fill="gradient" draw:fill-gradient-name="Gradient_20_2" draw:textarea-vertical-align="top" draw:auto-grow-height="false" draw:fit-to-size="false" fo:min-height="11.031cm" fo:min-width="5.8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standard" style:list-style-name="L4">
      <style:graphic-properties draw:stroke="solid" svg:stroke-width="0.026cm" svg:stroke-color="#46aac4" draw:fill="gradient" draw:fill-gradient-name="Gradient_20_3" draw:textarea-vertical-align="middle" draw:auto-grow-height="false" draw:fit-to-size="false" fo:min-height="2.22cm" fo:min-width="5.8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>
      <style:graphic-properties draw:stroke="solid" svg:stroke-width="0.071cm" svg:stroke-color="#9bbb59" draw:marker-end="msArrowOpenEnd_20_5" draw:marker-end-width="0.319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071cm" svg:stroke-color="#4f81bd" draw:marker-start="msArrowOpenEnd_20_5" draw:marker-start-width="0.319cm" draw:marker-start-center="false" draw:marker-end="msArrowOpenEnd_20_5" draw:marker-end-width="0.319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 style:list-style-name="L4">
      <style:graphic-properties draw:stroke="solid" svg:stroke-width="0.026cm" svg:stroke-color="#4a7ebb" draw:fill="gradient" draw:fill-gradient-name="Gradient_20_2" draw:textarea-vertical-align="top" draw:auto-grow-height="false" draw:fit-to-size="false" fo:min-height="1.831cm" fo:min-width="9.66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3.56cm" fo:min-width="9.66cm"/>
    </style:style>
    <style:style style:name="gr15" style:family="graphic" style:parent-style-name="standard">
      <style:graphic-properties draw:textarea-horizontal-align="justify" draw:textarea-vertical-align="middle" draw:auto-grow-height="false" fo:min-height="1.274cm" fo:min-width="13.216cm"/>
    </style:style>
    <style:style style:name="gr16" style:family="graphic" style:parent-style-name="standard" style:list-style-name="L4">
      <style:graphic-properties draw:stroke="solid" svg:stroke-width="0.026cm" svg:stroke-color="#46aac4" draw:fill="gradient" draw:fill-gradient-name="Gradient_20_3" draw:textarea-vertical-align="middle" draw:auto-grow-height="false" draw:fit-to-size="false" fo:min-height="2.22cm" fo:min-width="5.8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9.914cm"/>
    </style:style>
    <style:style style:name="gr18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001cm" text:min-label-width="0.793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001cm" text:min-label-width="0.793cm"/>
        <style:text-properties fo:font-family="StarSymbol" fo:color="#ffffff" fo:font-size="10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line draw:name="Straight Connector 4" draw:style-name="gr1" draw:text-style-name="P1" draw:layer="layout" svg:x1="6.923cm" svg:y1="0cm" svg:x2="6.923cm" svg:y2="19.05cm">
          <text:p/>
        </draw:line>
        <draw:custom-shape draw:name="TextBox 6" draw:style-name="gr2" draw:text-style-name="P3" draw:layer="layout" svg:width="6.062cm" svg:height="1.013cm" svg:x="0.595cm" svg:y="0.176cm">
          <text:p text:style-name="P2"><text:span text:style-name="T1">LI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3" draw:layer="layout" svg:width="6.349cm" svg:height="3.262cm" svg:x="0.309cm" svg:y="1.543cm">
          <text:p text:style-name="P4"><text:span text:style-name="T2">Protocol: Illumina SBS (HiSeq GAIIx) </text:span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3" draw:layer="layout" svg:width="6.349cm" svg:height="1.322cm" svg:x="0.309cm" svg:y="3.484cm">
          <text:p text:style-name="P4"><text:span text:style-name="T4">Protocol step: Illumina Sequencing (Illumina SB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5" draw:text-style-name="P1" draw:layer="layout" svg:width="6.217cm" svg:height="2.954cm" svg:x="6.659cm" svg:y="0.8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2" draw:style-name="gr2" draw:text-style-name="P3" draw:layer="layout" svg:width="6.636cm" svg:height="0.758cm" draw:transform="rotate (0.440521103203369) translate (6.659cm 2.83cm)">
          <text:p text:style-name="P2"><text:span text:style-name="T5">EPP: on sequencing comp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5" draw:layer="layout" svg:width="10.163cm" svg:height="4.904cm" svg:x="28.953cm" svg:y="-3.38cm">
          <text:p text:style-name="P4"><text:span text:style-name="T3">on_hiseq_complete.py</text:span></text:p>
          <text:list text:style-name="L2">
            <text:list-item>
              <text:p text:style-name="P2"><text:span text:style-name="T4">Query pools from LIMS using process ID of sequencing process</text:span></text:p>
            </text:list-item>
            <text:list-item>
              <text:p text:style-name="P2"><text:span text:style-name="T4">For each pool:</text:span></text:p>
            </text:list-item>
          </text:list>
          <text:list text:style-name="L3">
            <text:list-item>
              <text:list>
                <text:list-item>
                  <text:p text:style-name="P2"><text:span text:style-name="T4">Add to HiSeq bioinf protocol</text:span></text:p>
                </text:list-item>
                <text:list-item>
                  <text:p text:style-name="P2"><text:span text:style-name="T4">Start demultiplexing protocol step</text:span></text:p>
                </text:list-item>
                <text:list-item>
                  <text:p text:style-name="P2"><text:span text:style-name="T4">Set demultiplexing configuration UDFs</text:span></text:p>
                </text:list-item>
                <text:list-item>
                  <text:p text:style-name="P2"><text:span text:style-name="T4">Trigger script execute for main demux scrip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5" draw:layer="layout" svg:width="6.349cm" svg:height="11.28cm" svg:x="0.309cm" svg:y="5.23cm">
          <text:p text:style-name="P4"><text:span text:style-name="T2">Protocol: NSC Hiseq Bioinf</text:span></text:p>
          <text:p text:style-name="P4"><text:span text:style-name="T2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8" draw:text-style-name="P5" draw:layer="layout" svg:width="6.349cm" svg:height="2.469cm" svg:x="0.309cm" svg:y="6.421cm">
          <text:p text:style-name="P4"><text:span text:style-name="T4">Protocol step: Demultiplex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9" draw:text-style-name="P1" draw:layer="layout" svg:width="8.466cm" svg:height="2.887cm" svg:x="6.659cm" svg:y="2.8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6" draw:style-name="gr9" draw:text-style-name="P1" draw:layer="layout" svg:width="8.377cm" svg:height="3.871cm" svg:x="6.653cm" svg:y="3.4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9" draw:style-name="gr2" draw:text-style-name="P3" draw:layer="layout" svg:width="4.717cm" svg:height="1.013cm" draw:transform="rotate (0.362853951489621) translate (8.301cm 5.439cm)">
          <text:p text:style-name="P2"><text:span text:style-name="T1">REST: P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" draw:style-name="gr10" draw:text-style-name="P1" draw:layer="layout" svg:width="7.562cm" svg:height="2.777cm" svg:x="6.35cm" svg:y="1.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8" draw:style-name="gr2" draw:text-style-name="P3" draw:layer="layout" svg:width="4.717cm" svg:height="0.758cm" draw:transform="rotate (0.357443430808439) translate (8.301cm 3.094cm)">
          <text:p text:style-name="P2"><text:span text:style-name="T5">REST API (GE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6" draw:layer="layout" svg:x1="6.658cm" svg:y1="7.62cm" svg:x2="12.697cm" svg:y2="5.588cm">
          <text:p text:style-name="P6">On enter step</text:p>
        </draw:line>
        <draw:custom-shape draw:name="Rectangle 14" draw:style-name="gr12" draw:text-style-name="P5" draw:layer="layout" svg:width="10.163cm" svg:height="2.08cm" svg:x="12.951cm" svg:y="5.794cm">
          <text:p text:style-name="P4"><text:span text:style-name="T3">submit_demultiplex_hiseq.py</text:span></text:p>
          <text:list text:style-name="L3">
            <text:list-item>
              <text:p text:style-name="P2"><text:span text:style-name="T4">Read UDFs for command args</text:span></text:p>
            </text:list-item>
            <text:list-item>
              <text:p text:style-name="P2"><text:span text:style-name="T4">Submit Slurm jo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6" draw:layer="layout" svg:x1="14.732cm" svg:y1="4.572cm" svg:x2="6.604cm" svg:y2="8.128cm">
          <text:p text:style-name="P6">REST API, request script execute</text:p>
        </draw:line>
        <draw:line draw:style-name="gr13" draw:text-style-name="P6" draw:layer="layout" svg:x1="6.658cm" svg:y1="8.128cm" svg:x2="13.208cm" svg:y2="6.35cm">
          <text:p/>
        </draw:line>
        <draw:custom-shape draw:style-name="gr14" draw:text-style-name="P6" draw:layer="layout" svg:width="10.16cm" svg:height="3.81cm" svg:x="14.478cm" svg:y="8.382cm">
          <text:p text:style-name="P6">demultiplex_hiseq.py</text:p>
          <text:p text:style-name="P6"/>
          <text:p text:style-name="P7">- Runs demultiplexing</text:p>
          <text:p text:style-name="P7">- Copies files from original run folder</text:p>
          <text:p text:style-name="P7">- Uploads results to LIMS</text:p>
          <text:p text:style-name="P6"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9.304cm" svg:y1="7.366cm" svg:x2="20.828cm" svg:y2="9.144cm">
          <text:p text:style-name="P6">srun</text:p>
        </draw:line>
        <draw:custom-shape draw:style-name="gr15" draw:text-style-name="P6" draw:layer="layout" svg:width="13.716cm" svg:height="1.524cm" svg:x="10.668cm" svg:y="12.192cm">
          <text:p text:style-name="P6">Either of 2 above: move samples on to QC step</text:p>
          <text:p text:style-name="P6">Start QC script if QC automation enabled</text:p>
          <draw:enhanced-geometry svg:viewBox="0 0 21600 21600" draw:type="rectangle" draw:enhanced-path="M 0 0 L 21600 0 21600 21600 0 21600 0 0 Z N"/>
        </draw:custom-shape>
        <draw:custom-shape draw:name="Rectangle 17" draw:style-name="gr16" draw:text-style-name="P5" draw:layer="layout" svg:width="6.349cm" svg:height="2.469cm" svg:x="0.309cm" svg:y="9.906cm">
          <text:p text:style-name="P4"><text:span text:style-name="T4">Protocol step: Q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6" draw:layer="layout" svg:x1="10.668cm" svg:y1="12.7cm" svg:x2="6.604cm" svg:y2="10.414cm">
          <text:p/>
        </draw:line>
        <draw:custom-shape draw:style-name="gr17" draw:text-style-name="P7" draw:layer="layout" svg:width="10.414cm" svg:height="1.016cm" svg:x="13.97cm" svg:y="13.716cm">
          <text:p text:style-name="P7">submit_qc_hiseq.py</text:p>
          <text:p text:style-name="P7"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0.414cm" svg:height="1.016cm" svg:x="15.24cm" svg:y="15.494cm">
          <text:p text:style-name="P7">qc_hiseq.py</text:p>
          <text:p text:style-name="P7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8b6d7" draw:end-color="#a6e6ff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2-25">2/25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arius Bjørnstad</meta:initial-creator>
    <meta:editing-cycles>12</meta:editing-cycles>
    <meta:creation-date>2015-02-24T16:20:29</meta:creation-date>
    <dc:date>2015-02-25T09:12:13.722014936</dc:date>
    <meta:editing-duration>PT23M49S</meta:editing-duration>
    <meta:generator>LibreOffice/4.3.6.2$Linux_X86_64 LibreOffice_project/430$Build-2</meta:generator>
    <meta:document-statistic meta:object-count="48"/>
    <meta:user-defined meta:name="AppVersion">14.0000</meta:user-defined>
    <meta:user-defined meta:name="Company">NS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